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5981" officeooo:paragraph-rsid="000c5981"/>
    </style:style>
    <style:style style:name="P2" style:family="paragraph" style:parent-style-name="Standard">
      <style:text-properties officeooo:rsid="00105219" officeooo:paragraph-rsid="00105219"/>
    </style:style>
    <style:style style:name="P3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rsid="00105219" officeooo:paragraph-rsid="00105219"/>
    </style:style>
    <style:style style:name="P4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5" style:family="paragraph" style:parent-style-name="Standard">
      <style:text-properties fo:color="#6a9955" style:font-name="Droid Sans Mono" fo:font-size="10.5pt" fo:font-weight="normal" officeooo:rsid="000c5981" officeooo:paragraph-rsid="000c5981" fo:background-color="#1e1e1e"/>
    </style:style>
    <style:style style:name="P6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rsid="00105219" officeooo:paragraph-rsid="00105219"/>
    </style:style>
    <style:style style:name="P7" style:family="paragraph" style:parent-style-name="Standard">
      <style:text-properties fo:font-variant="normal" fo:text-transform="none" fo:color="#24292f" style:font-name="apple-system" fo:font-size="12pt" fo:letter-spacing="normal" fo:font-style="normal" fo:font-weight="normal" officeooo:rsid="001a763d" officeooo:paragraph-rsid="001a763d"/>
    </style:style>
    <style:style style:name="P8" style:family="paragraph" style:parent-style-name="Text_20_body">
      <style:text-properties fo:font-variant="normal" fo:text-transform="none" fo:color="#24292f" style:font-name="apple-system" fo:font-size="12pt" fo:letter-spacing="normal" fo:font-style="normal" fo:font-weight="normal" officeooo:rsid="00105219" officeooo:paragraph-rsid="00105219"/>
    </style:style>
    <style:style style:name="P9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f" fo:letter-spacing="normal"/>
    </style:style>
    <style:style style:name="P10" style:family="paragraph" style:parent-style-name="Text_20_body" style:list-style-name="L1">
      <style:paragraph-properties fo:margin-top="0in" fo:margin-bottom="0.1665in" loext:contextual-spacing="false" fo:orphans="2" fo:widows="2"/>
    </style:style>
    <style:style style:name="T1" style:family="text">
      <style:text-properties officeooo:rsid="00117d10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#fff200" loext:char-shading-value="0" style:font-name-asian="apple-system" style:font-size-asian="12pt" style:font-style-asian="normal" style:font-weight-asian="normal"/>
    </style:style>
    <style:style style:name="T4" style:family="text">
      <style:text-properties style:font-name="apple-system" fo:font-size="12pt" fo:font-style="normal" fo:font-weight="normal"/>
    </style:style>
    <style:style style:name="T5" style:family="text">
      <style:text-properties style:font-name-asian="apple-system" style:font-size-asian="12pt" style:font-style-asian="normal" style:font-weight-asian="normal"/>
    </style:style>
    <style:style style:name="T6" style:family="text">
      <style:text-properties fo:font-variant="normal" fo:text-transform="none" fo:color="#24292f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24292f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4292f" fo:letter-spacing="normal" style:font-name-asian="apple-system" style:font-size-asian="12pt" style:font-style-asian="normal" style:font-weight-asian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2 9 19</text:p>
      <text:p text:style-name="P1">hallwayROS </text:p>
      <text:p text:style-name="P1">1. 启动rviz:</text:p>
      <text:p text:style-name="P1">nuo@nuo:~$ roslaunch pedsim_simulator pedsim_simulator.launch person_mode:=2 robot_mode:=2</text:p>
      <text:p text:style-name="P5">&lt;!-- select a mode: how to drive persons</text:p>
      <text:p text:style-name="P4">0: data replay</text:p>
      <text:p text:style-name="P4">1: social force</text:p>
      <text:p text:style-name="P4">2: manually control with interface keyboard</text:p>
      <text:p text:style-name="P4">--&gt;</text:p>
      <text:p text:style-name="P5">&lt;!-- select a mode: how to drive the robot</text:p>
      <text:p text:style-name="P4">0: controlled by move_base, listen to the topic /cmd_vel</text:p>
      <text:p text:style-name="P4">1: social force</text:p>
      <text:p text:style-name="P4">2: manually control with interface keyboard</text:p>
      <text:p text:style-name="P4">--&gt;</text:p>
      <text:p text:style-name="P1"/>
      <text:p text:style-name="P1">2. 启动算法地图：</text:p>
      <text:p text:style-name="P1">nuo@nuo:~$ roslaunch move_base_bridge move_base_bridge.launch </text:p>
      <text:p text:style-name="P1">3. 运行MPC：</text:p>
      <text:p text:style-name="P1">nuo@nuo:~$ conda activate base</text:p>
      <text:p text:style-name="P1">(base) nuo@nuo:~$ rosrun mpc_tracer mpc.py </text:p>
      <text:p text:style-name="P1"/>
      <text:p text:style-name="P2">2022 09 23：</text:p>
      <text:p text:style-name="P2">搭建仿真环境：走廊</text:p>
      <text:p text:style-name="P2">增加障碍物属性：行人当成障碍物等</text:p>
      <text:p text:style-name="P2"/>
      <text:p text:style-name="P2">git remote add origin <text:a xlink:type="simple" xlink:href="mailto:git@github.com" text:style-name="Internet_20_link" text:visited-style-name="Visited_20_Internet_20_Link">git@github.com</text:a>:upcAutoLang/Framework-for-NACIT2017.git</text:p>
      <text:p text:style-name="P3"/>
      <text:p text:style-name="P3">git remote add origin https://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@github.com/<text:span text:style-name="T1">yinuo-song</text:span>/<text:span text:style-name="T1">hallwayROS</text:span>.git</text:p>
      <text:p text:style-name="P3"/>
      <text:p text:style-name="P3"/>
      <text:p text:style-name="P3">git remote set-url origin <text:a xlink:type="simple" xlink:href="mailto:git@github.com" text:style-name="Internet_20_link" text:visited-style-name="Visited_20_Internet_20_Link"><text:span text:style-name="T2">git@github.com</text:span></text:a><text:span text:style-name="T2">:upcAutoLang/Framework-for-NACIT2017.git</text:span></text:p>
      <text:p text:style-name="P3"><text:span text:style-name="T2"/></text:p>
      <text:p text:style-name="P3"><text:span text:style-name="T2"/></text:p>
      <text:p text:style-name="P7"><text:span text:style-name="T2">更新新的代码到github上：</text:span></text:p>
      <text:p text:style-name="P8"><text:span text:style-name="T3">把所有代码都添加到缓存区： </text:span><text:span text:style-name="T2">git add .</text:span></text:p>
      <text:list xml:id="list1119337275" text:style-name="L1">
        <text:list-item>
          <text:p text:style-name="P9"><text:span text:style-name="T5">提交缓存区到仓库区： </text:span><text:span text:style-name="T4">git commit -m "description"</text:span></text:p>
        </text:list-item>
        <text:list-item>
          <text:p text:style-name="P10"><text:span text:style-name="T8">连接测试：</text:span><text:span text:style-name="T6">ssh -T </text:span><text:a xlink:type="simple" xlink:href="mailto:git@github.com" text:style-name="Internet_20_link" text:visited-style-name="Visited_20_Internet_20_Link"><text:span text:style-name="T7">git@github.com</text:span></text:a></text:p>
        </text:list-item>
        <text:list-item>
          <text:p text:style-name="P9"><text:span text:style-name="T4">push</text:span><text:span text:style-name="T5">到远程仓库：</text:span><text:span text:style-name="T4">git push origin master </text:span><text:span text:style-name="T5">【第一个是远程仓库</text:span><text:span text:style-name="T4">url</text:span><text:span text:style-name="T5">的别名，第二个是</text:span><text:span text:style-name="T4">branch</text:span><text:span text:style-name="T5">名】</text:span></text:p>
        </text:list-item>
      </text:list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6:11:35.191515105</meta:creation-date>
    <meta:generator>LibreOffice/6.0.7.3$Linux_X86_64 LibreOffice_project/00m0$Build-3</meta:generator>
    <dc:date>2022-10-26T21:43:05.611736409</dc:date>
    <meta:editing-duration>PT10H28M41S</meta:editing-duration>
    <meta:editing-cycles>14</meta:editing-cycles>
    <meta:document-statistic meta:table-count="0" meta:image-count="0" meta:object-count="0" meta:page-count="1" meta:paragraph-count="30" meta:word-count="218" meta:character-count="1013" meta:non-whitespace-character-count="924"/>
  </office:meta>
</office:document-meta>
</file>